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0pt" fo:language="pl" fo:country="PL" style:font-size-asian="10pt" style:font-size-complex="10pt"/>
    </style:style>
    <style:style style:name="P2" style:family="paragraph" style:parent-style-name="Standard" style:list-style-name="L1">
      <style:paragraph-properties fo:line-height="150%"/>
      <style:text-properties style:font-name="Arial" fo:font-size="10pt" fo:language="pl" fo:country="PL" style:font-size-asian="10pt" style:font-size-complex="10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list xml:id="list6514694049998300870" text:style-name="L1">
        <text:list-item>
          <text:list>
            <text:list-item>
              <text:list>
                <text:list-item>
                  <text:p text:style-name="P2">Zakończenie</text:p>
                  <text:p text:style-name="P2"/>
                </text:list-item>
              </text:list>
            </text:list-item>
          </text:list>
        </text:list-item>
      </text:list>
      <text:p text:style-name="P1"><text:tab/>Praca przedstawiła projekt oraz implementacje biblioteki służącej do zrównoleglania obliczeń dla problemów typu dziel i zwyciężaj w środowisku hybrydowym składającym się z procesora oraz kilku kart graficznych. Został opisany całokształt pracy nad projektem, od wyboru tematu po fazę testowania.</text:p>
      <text:p text:style-name="P1"><text:tab/>Na początku została zarysowana motywacja do wyboru tematu wraz z krótką charakterystyką metod numerycznych. Uzupełnia to wstępny podział prac oraz fazy rozwoju naszego systemu.</text:p>
      <text:p text:style-name="P1"><text:tab/>Następny rozdział dogłębnie opisał problem, charakteryzują największe wyzwania projektowo implementacyjne. Zostały opisane wszystkie używane technologie oraz wyjaśnione pojęcia teoretyczne niezbędne do dalszego zrozumienia naszego rozwiązania. Sekcja została dopełniona poprzez analizę zagadnienia zrównoleglania obliczeń zwieńczony przez opis istniejących rozwiązań w dziedzinie problemu zbliżonej do naszej.</text:p>
      <text:p text:style-name="P1"><text:tab/>Dalej przedstawiliśmy koncepcję naszego rozwiązania. Od pierwszej wersji do ostatecznej, precyzując powód zmiany danej koncepcji. Finalne rozwiązanie zostało opisane w kontekście interakcji z użytkownikiem oraz zostało porównane z istniejącymi rozwiązaniami.</text:p>
      <text:p text:style-name="P1"><text:tab/>Kolejny rozdział przedstawił fazy projektu oraz implementacji. Zaprezentował szczegóły techniczne dostarczenia wymaganych funkcji do biblioteki oraz dokładną implementacje podziału wykonania pomiędzy dostępne urządzenia oraz zarządzania pamięcią.</text:p>
      <text:p text:style-name="P1"><text:tab/>Na końcu zostały pokazane przykładowe implementacje wybranych problemów przy użyciu naszej biblioteki. Zaprezentowane zostały pomiary czasowe zestawione z wynikami klasycznych implementacji dla konkretnego urządzenia.</text:p>
      <text:p text:style-name="P1"><text:tab/>Podsumowując biblioteka prezentuje się bardzo obiecująco i przejawia bardzo duży potencjał w szczególności dla ogromnej ilości danych do przetworzenia. Jest gotowa do dalszego rozwoju i ulepszania w zakresie load balancingu czy wspierania innych urządzeń obliczeniowyc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1T23:27:13.08</meta:creation-date>
    <dc:date>2019-11-22T00:13:12.66</dc:date>
    <meta:editing-duration>PT15M28S</meta:editing-duration>
    <meta:editing-cycles>2</meta:editing-cycles>
    <meta:generator>OpenOffice/4.1.7$Win32 OpenOffice.org_project/417m1$Build-9800</meta:generator>
    <meta:document-statistic meta:table-count="0" meta:image-count="0" meta:object-count="0" meta:page-count="1" meta:paragraph-count="9" meta:word-count="224" meta:character-count="1892"/>
  </office:meta>
</office:document-meta>
</file>